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39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pan text:style-name="T1">Wystawa kuźnia talentów - pole magnetyczne – różnica sygnałów - algorytm 5 – knn3</text:span>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znia1_KNN_3_distanceAlgorithm_STATISTICS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23:55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02" meta:object-count="0"/>
  </office:meta>
</office:document-meta>
</file>